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color="#454545" style:font-name="Arial" fo:font-size="9pt" fo:background-color="#f3f5f8" style:font-size-asian="9pt" style:font-name-complex="Arial" style:font-size-complex="9pt"/>
    </style:style>
    <style:style style:name="P2" style:family="paragraph" style:parent-style-name="Normal">
      <style:text-properties fo:color="#454545" style:font-name="Arial" fo:font-size="9pt" fo:font-weight="bold" fo:background-color="#f3f5f8" style:font-size-asian="9pt" style:font-weight-asian="bold" style:font-name-complex="Arial" style:font-size-complex="9pt"/>
    </style:style>
    <style:style style:name="P3" style:family="paragraph" style:parent-style-name="Normal">
      <style:text-properties fo:color="#454545" style:font-name="Arial" fo:font-size="9pt" fo:font-weight="bold" fo:background-color="#f3f5f8" style:font-size-asian="9pt" style:font-weight-asian="bold" style:font-name-complex="Arial" style:font-size-complex="9pt" style:font-weight-complex="bold"/>
    </style:style>
    <style:style style:name="P4" style:family="paragraph" style:parent-style-name="Normal">
      <style:text-properties fo:color="#ff0000" style:font-name="Arial" fo:font-size="9pt" fo:background-color="#f3f5f8" style:font-size-asian="9pt" style:font-name-complex="Arial" style:font-size-complex="9pt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Normal">
      <style:text-properties fo:color="#ff0000" style:font-name="Arial" fo:font-size="9pt" officeooo:rsid="001f05f9" fo:background-color="#f3f5f8" style:font-size-asian="9pt" style:font-name-complex="Arial" style:font-size-complex="9pt"/>
    </style:style>
    <style:style style:name="T1" style:family="text">
      <style:text-properties style:font-name="Arial" fo:font-size="9pt" fo:background-color="#ffffff" loext:char-shading-value="0" style:font-size-asian="9pt" style:font-name-complex="Arial" style:font-size-complex="9pt"/>
    </style:style>
    <style:style style:name="T2" style:family="text">
      <style:text-properties style:font-name="Arial" fo:font-size="9pt" fo:background-color="#f3f5f8" loext:char-shading-value="0" style:font-size-asian="9pt" style:font-name-complex="Arial" style:font-size-complex="9pt"/>
    </style:style>
    <style:style style:name="T3" style:family="text">
      <style:text-properties fo:color="#454545" style:font-name="Arial" fo:font-size="9pt" fo:font-weight="bold" fo:background-color="#f3f5f8" loext:char-shading-value="0" style:font-size-asian="9pt" style:font-weight-asian="bold" style:font-name-complex="Arial" style:font-size-complex="9pt" style:font-weight-complex="bold"/>
    </style:style>
    <style:style style:name="T4" style:family="text">
      <style:text-properties fo:color="#ff0000" style:font-name="Arial" fo:font-size="9pt" fo:background-color="#f3f5f8" loext:char-shading-value="0" style:font-size-asian="9pt" style:font-name-complex="Arial" style:font-size-complex="9pt"/>
    </style:style>
    <style:style style:name="T5" style:family="text">
      <style:text-properties officeooo:rsid="0020bb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access online the email addresses, use this link: <text:s/><text:a xlink:type="simple" xlink:href="https://webmail.livemail.co.uk/" office:target-frame-name="_top" xlink:show="replace" text:style-name="Internet_20_link" text:visited-style-name="Visited_20_Internet_20_Link"><text:span text:style-name="Hyperlink"><text:span text:style-name="T1">https://webmail.livemail.co.uk</text:span></text:span></text:a></text:p>
      <text:p text:style-name="Normal"><text:span text:style-name="Default_20_Paragraph_20_Font"><text:span text:style-name="T3">Incoming Mail Server (POP3 or IMAP) <text:s text:c="4"/>port 143</text:span></text:span></text:p>
      <text:p text:style-name="P1">mail.livemail.co.uk</text:p>
      <text:p text:style-name="P3">Outgoing Mail Server (SMTP) <text:s text:c="18"/>port 25</text:p>
      <text:p text:style-name="P1">smtp.livemail.co.uk</text:p>
      <text:p text:style-name="P2">User name</text:p>
      <text:p text:style-name="Normal"><text:a xlink:type="simple" xlink:href="mailto:silvia.gattuso@ascheri.co.uk" office:target-frame-name="_top" xlink:show="replace" text:style-name="Internet_20_link" text:visited-style-name="Visited_20_Internet_20_Link"><text:span text:style-name="Hyperlink"><text:span text:style-name="T2">silvia.gattuso@ascheri.co.uk</text:span></text:span></text:a></text:p>
      <text:p text:style-name="P2">Password</text:p>
      <text:p text:style-name="P4">Fragola12</text:p>
      <text:p text:style-name="P4"/>
      <text:p text:style-name="Normal">To access online the email addresses, use this link: <text:s/><text:span text:style-name="Default_20_Paragraph_20_Font"><text:span text:style-name="T2">https://ascheri.tools:2096</text:span></text:span></text:p>
      <text:p text:style-name="P3">Incoming Mail Server (POP3 or IMAP) <text:s text:c="3"/>port 993</text:p>
      <text:p text:style-name="P1">ascheri.tools</text:p>
      <text:p text:style-name="P3">Outgoing Mail Server (SMTP) <text:s text:c="18"/>port 465 <text:s text:c="11"/></text:p>
      <text:p text:style-name="P1">ascheri.tools</text:p>
      <text:p text:style-name="P2">User name</text:p>
      <text:p text:style-name="Normal"><text:a xlink:type="simple" xlink:href="mailto:guido.ascheri@ascheri.academy" office:target-frame-name="_top" xlink:show="replace" text:style-name="Internet_20_link" text:visited-style-name="Visited_20_Internet_20_Link"><text:span text:style-name="Hyperlink"><text:span text:style-name="T2">guido.ascheri@ascheri.academy</text:span></text:span></text:a></text:p>
      <text:p text:style-name="P2">Password</text:p>
      <text:p text:style-name="P4">Gidia1234</text:p>
      <text:p text:style-name="P4"/>
      <text:p text:style-name="P3">Incoming Mail Server (POP3 or IMAP) <text:s text:c="3"/>port 993</text:p>
      <text:p text:style-name="P1">ascheri.tools</text:p>
      <text:p text:style-name="P3">Outgoing Mail Server (SMTP) <text:s text:c="18"/>port 465 <text:s text:c="11"/></text:p>
      <text:p text:style-name="P1">ascheri.tools</text:p>
      <text:p text:style-name="P2">User name</text:p>
      <text:p text:style-name="Normal"><text:a xlink:type="simple" xlink:href="mailto:info@ascheri.academy" office:target-frame-name="_top" xlink:show="replace" text:style-name="Internet_20_link" text:visited-style-name="Visited_20_Internet_20_Link"><text:span text:style-name="Hyperlink"><text:span text:style-name="T2">info@ascheri.academy</text:span></text:span></text:a></text:p>
      <text:p text:style-name="P2">Password</text:p>
      <text:p text:style-name="P6">Academy?2020</text:p>
      <text:p text:style-name="P4"/>
      <text:p text:style-name="P3">Incoming Mail Server (POP3 or IMAP) <text:s text:c="3"/>port 993</text:p>
      <text:p text:style-name="P1">ascheri.tools</text:p>
      <text:p text:style-name="P3">Outgoing Mail Server (SMTP) <text:s text:c="18"/>port 465 <text:s text:c="11"/></text:p>
      <text:p text:style-name="P1">ascheri.tools</text:p>
      <text:p text:style-name="P2">User name</text:p>
      <text:p text:style-name="Normal"><text:a xlink:type="simple" xlink:href="mailto:sabrina.malaguti@ascheri.academy" office:target-frame-name="_top" xlink:show="replace" text:style-name="Internet_20_link" text:visited-style-name="Visited_20_Internet_20_Link"><text:span text:style-name="Hyperlink"><text:span text:style-name="T2">sabrina.malaguti@ascheri.academy</text:span></text:span></text:a></text:p>
      <text:p text:style-name="P2">Password</text:p>
      <text:p text:style-name="P4">Margherita?<text:span text:style-name="T5">2020</text:span></text:p>
      <text:p text:style-name="P4"><text:soft-page-break/></text:p>
      <text:p text:style-name="P3">Incoming Mail Server (POP3 or IMAP) <text:s text:c="3"/>port 993</text:p>
      <text:p text:style-name="P1">ascheri.tools</text:p>
      <text:p text:style-name="P3">Outgoing Mail Server (SMTP) <text:s text:c="18"/>port 465 <text:s text:c="11"/></text:p>
      <text:p text:style-name="P1">ascheri.tools</text:p>
      <text:p text:style-name="P2">User name</text:p>
      <text:p text:style-name="Normal"><text:a xlink:type="simple" xlink:href="mailto:reggio.emilia@ascheri.academy" office:target-frame-name="_top" xlink:show="replace" text:style-name="Internet_20_link" text:visited-style-name="Visited_20_Internet_20_Link"><text:span text:style-name="Hyperlink"><text:span text:style-name="T2">reggio.emilia@ascheri.academy</text:span></text:span></text:a></text:p>
      <text:p text:style-name="P2">Password</text:p>
      <text:p text:style-name="P4">Reggio1234</text:p>
      <text:p text:style-name="P4"/>
      <text:p text:style-name="Normal">To access online the email addresses, use this link: <text:s/><text:a xlink:type="simple" xlink:href="https://webmail.livemail.co.uk/" office:target-frame-name="_top" xlink:show="replace" text:style-name="Internet_20_link" text:visited-style-name="Visited_20_Internet_20_Link"><text:span text:style-name="Hyperlink"><text:span text:style-name="T1">https://webmail.livemail.co.uk</text:span></text:span></text:a></text:p>
      <text:p text:style-name="Normal"><text:span text:style-name="Default_20_Paragraph_20_Font"><text:span text:style-name="T3">Incoming Mail Server (POP3 or IMAP) <text:s text:c="4"/>port 143</text:span></text:span></text:p>
      <text:p text:style-name="P1">mail.livemail.co.uk</text:p>
      <text:p text:style-name="P3">Outgoing Mail Server (SMTP) <text:s text:c="18"/>port 25</text:p>
      <text:p text:style-name="P1">smtp.livemail.co.uk</text:p>
      <text:p text:style-name="P2">User name</text:p>
      <text:p text:style-name="Normal"><text:a xlink:type="simple" xlink:href="mailto:admin@stadfast.co.uk" office:target-frame-name="_top" xlink:show="replace" text:style-name="Internet_20_link" text:visited-style-name="Visited_20_Internet_20_Link"><text:span text:style-name="Hyperlink"><text:span text:style-name="T2">admin@stadfast.co.uk</text:span></text:span></text:a></text:p>
      <text:p text:style-name="P2">Password</text:p>
      <text:p text:style-name="P4">Admin?2018</text:p>
      <text:p text:style-name="Normal"/>
      <text:p text:style-name="Normal">To access online the email addresses, use this link: <text:s/><text:a xlink:type="simple" xlink:href="https://webmail.livemail.co.uk/" office:target-frame-name="_top" xlink:show="replace" text:style-name="Internet_20_link" text:visited-style-name="Visited_20_Internet_20_Link"><text:span text:style-name="Hyperlink"><text:span text:style-name="T1">https://webmail.livemail.co.uk</text:span></text:span></text:a></text:p>
      <text:p text:style-name="Normal"><text:span text:style-name="Default_20_Paragraph_20_Font"><text:span text:style-name="T3">Incoming Mail Server (POP3 or IMAP) <text:s text:c="4"/>port 143</text:span></text:span></text:p>
      <text:p text:style-name="P1">mail.livemail.co.uk</text:p>
      <text:p text:style-name="P3">Outgoing Mail Server (SMTP) <text:s text:c="18"/>port 25</text:p>
      <text:p text:style-name="P1">smtp.livemail.co.uk</text:p>
      <text:p text:style-name="P2">User name</text:p>
      <text:p text:style-name="Normal"><text:a xlink:type="simple" xlink:href="mailto:director@stadfast.co.uk" office:target-frame-name="_top" xlink:show="replace" text:style-name="Internet_20_link" text:visited-style-name="Visited_20_Internet_20_Link"><text:span text:style-name="Hyperlink"><text:span text:style-name="T2">director@stadfast.co.uk</text:span></text:span></text:a></text:p>
      <text:p text:style-name="P2">Password</text:p>
      <text:p text:style-name="Normal"><text:span text:style-name="Default_20_Paragraph_20_Font"><text:span text:style-name="T4">Director?2018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2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>Codrin</meta:initial-creator>
    <meta:creation-date>2017-10-10T17:50:00Z</meta:creation-date>
    <dc:date>2020-09-08T09:27:51.603000000</dc:date>
    <meta:editing-cycles>9</meta:editing-cycles>
    <meta:editing-duration>PT2H27M</meta:editing-duration>
    <meta:document-statistic meta:table-count="0" meta:image-count="0" meta:object-count="0" meta:page-count="2" meta:paragraph-count="60" meta:word-count="187" meta:character-count="1683" meta:non-whitespace-character-count="1354"/>
    <meta:template xlink:type="simple" xlink:actuate="onRequest" xlink:title="" xlink:href="Normal"/>
  </office:meta>
</office:document-meta>
</file>